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80d5b"/>
    </style:style>
    <style:style style:name="P2" style:family="paragraph" style:parent-style-name="Preformatted_20_Text">
      <style:text-properties officeooo:paragraph-rsid="000897e2"/>
    </style:style>
    <style:style style:name="P3" style:family="paragraph" style:parent-style-name="Preformatted_20_Text">
      <style:text-properties officeooo:paragraph-rsid="00092ef2"/>
    </style:style>
    <style:style style:name="P4" style:family="paragraph" style:parent-style-name="Standard">
      <style:text-properties officeooo:rsid="000089f0" officeooo:paragraph-rsid="000089f0"/>
    </style:style>
    <style:style style:name="P5" style:family="paragraph" style:parent-style-name="Standard">
      <style:text-properties officeooo:rsid="000089f0" officeooo:paragraph-rsid="000678fd"/>
    </style:style>
    <style:style style:name="P6" style:family="paragraph" style:parent-style-name="Standard">
      <style:text-properties officeooo:rsid="000089f0" officeooo:paragraph-rsid="000897e2"/>
    </style:style>
    <style:style style:name="P7" style:family="paragraph" style:parent-style-name="Standard">
      <style:text-properties officeooo:rsid="000089f0" officeooo:paragraph-rsid="00092ef2"/>
    </style:style>
    <style:style style:name="P8" style:family="paragraph" style:parent-style-name="Standard">
      <style:text-properties officeooo:rsid="000089f0" officeooo:paragraph-rsid="000ba53e"/>
    </style:style>
    <style:style style:name="P9" style:family="paragraph" style:parent-style-name="Standard">
      <style:text-properties officeooo:rsid="000089f0" officeooo:paragraph-rsid="000de0c9"/>
    </style:style>
    <style:style style:name="P10" style:family="paragraph" style:parent-style-name="Standard">
      <style:text-properties officeooo:rsid="00025a6c" officeooo:paragraph-rsid="00025a6c"/>
    </style:style>
    <style:style style:name="P11" style:family="paragraph" style:parent-style-name="Standard">
      <style:text-properties officeooo:rsid="00025a6c" officeooo:paragraph-rsid="0002f840"/>
    </style:style>
    <style:style style:name="P12" style:family="paragraph" style:parent-style-name="Standard">
      <style:text-properties officeooo:rsid="00025a6c" officeooo:paragraph-rsid="000678fd"/>
    </style:style>
    <style:style style:name="P13" style:family="paragraph" style:parent-style-name="Standard">
      <style:text-properties officeooo:rsid="00025a6c" officeooo:paragraph-rsid="00070f3e"/>
    </style:style>
    <style:style style:name="P14" style:family="paragraph" style:parent-style-name="Standard">
      <style:text-properties officeooo:rsid="00025a6c" officeooo:paragraph-rsid="00080d5b"/>
    </style:style>
    <style:style style:name="P15" style:family="paragraph" style:parent-style-name="Standard">
      <style:text-properties officeooo:rsid="00025a6c" officeooo:paragraph-rsid="000897e2"/>
    </style:style>
    <style:style style:name="P16" style:family="paragraph" style:parent-style-name="Standard">
      <style:text-properties officeooo:rsid="00025a6c" officeooo:paragraph-rsid="00092ef2"/>
    </style:style>
    <style:style style:name="P17" style:family="paragraph" style:parent-style-name="Standard">
      <style:text-properties officeooo:rsid="00025a6c" officeooo:paragraph-rsid="000ba53e"/>
    </style:style>
    <style:style style:name="P18" style:family="paragraph" style:parent-style-name="Standard">
      <style:text-properties officeooo:rsid="00025a6c" officeooo:paragraph-rsid="000c10c3"/>
    </style:style>
    <style:style style:name="P19" style:family="paragraph" style:parent-style-name="Standard">
      <style:text-properties officeooo:rsid="00025a6c" officeooo:paragraph-rsid="000de0c9"/>
    </style:style>
    <style:style style:name="P20" style:family="paragraph" style:parent-style-name="Standard">
      <style:text-properties officeooo:rsid="00025a6c" officeooo:paragraph-rsid="001071d7"/>
    </style:style>
    <style:style style:name="P21" style:family="paragraph" style:parent-style-name="Standard">
      <style:text-properties fo:font-weight="bold" officeooo:rsid="00025a6c" officeooo:paragraph-rsid="000678fd" style:font-weight-asian="bold" style:font-weight-complex="bold"/>
    </style:style>
    <style:style style:name="P22" style:family="paragraph" style:parent-style-name="Standard">
      <style:text-properties fo:font-weight="bold" officeooo:rsid="00025a6c" officeooo:paragraph-rsid="000897e2" style:font-weight-asian="bold" style:font-weight-complex="bold"/>
    </style:style>
    <style:style style:name="P23" style:family="paragraph" style:parent-style-name="Standard">
      <style:text-properties fo:font-weight="bold" officeooo:rsid="00025a6c" officeooo:paragraph-rsid="00092ef2" style:font-weight-asian="bold" style:font-weight-complex="bold"/>
    </style:style>
    <style:style style:name="P24" style:family="paragraph" style:parent-style-name="Standard">
      <style:text-properties fo:font-size="14pt" fo:font-weight="bold" officeooo:rsid="000089f0" officeooo:paragraph-rsid="000089f0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092ef2" officeooo:paragraph-rsid="00092ef2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2pt" fo:font-weight="normal" officeooo:rsid="00025a6c" officeooo:paragraph-rsid="00092ef2" style:font-size-asian="10.5pt" style:font-weight-asian="normal" style:font-size-complex="12pt" style:font-weight-complex="normal"/>
    </style:style>
    <style:style style:name="P27" style:family="paragraph" style:parent-style-name="Standard">
      <style:text-properties officeooo:rsid="001071d7" officeooo:paragraph-rsid="001071d7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25a6c" officeooo:paragraph-rsid="00025a6c"/>
    </style:style>
    <style:style style:name="T1" style:family="text">
      <style:text-properties officeooo:rsid="0002f840"/>
    </style:style>
    <style:style style:name="T2" style:family="text">
      <style:text-properties officeooo:rsid="00049659"/>
    </style:style>
    <style:style style:name="T3" style:family="text">
      <style:text-properties officeooo:rsid="000678fd"/>
    </style:style>
    <style:style style:name="T4" style:family="text">
      <style:text-properties officeooo:rsid="00070f3e"/>
    </style:style>
    <style:style style:name="T5" style:family="text">
      <style:text-properties officeooo:rsid="00080d5b"/>
    </style:style>
    <style:style style:name="T6" style:family="text">
      <style:text-properties officeooo:rsid="000897e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a53e" style:font-weight-asian="bold" style:font-weight-complex="bold"/>
    </style:style>
    <style:style style:name="T9" style:family="text">
      <style:text-properties fo:font-size="16pt" fo:font-weight="bold" officeooo:rsid="00001cb2" style:font-size-asian="16pt" style:font-weight-asian="bold" style:font-size-complex="16pt" style:font-weight-complex="bold"/>
    </style:style>
    <style:style style:name="T10" style:family="text">
      <style:text-properties officeooo:rsid="00092ef2"/>
    </style:style>
    <style:style style:name="T11" style:family="text">
      <style:text-properties officeooo:rsid="0009e9a7"/>
    </style:style>
    <style:style style:name="T12" style:family="text">
      <style:text-properties officeooo:rsid="000c10c3"/>
    </style:style>
    <style:style style:name="T13" style:family="text">
      <style:text-properties officeooo:rsid="000de0c9"/>
    </style:style>
    <style:style style:name="T14" style:family="text">
      <style:text-properties officeooo:rsid="000f7623"/>
    </style:style>
    <style:style style:name="T15" style:family="text">
      <style:text-properties officeooo:rsid="001071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 <text:s text:c="11"/><text:span text:style-name="T9">Final Project Rest APIs</text:span></text:p>
      <text:p text:style-name="Standard"/>
      <text:p text:style-name="Standard"/>
      <text:p text:style-name="P24">Create cart API:</text:p>
      <text:p text:style-name="P4"/>
      <text:p text:style-name="P21">Method : POST – create car<text:span text:style-name="T14">t</text:span></text:p>
      <text:p text:style-name="P4"/>
      <text:p text:style-name="P4">## Purpose</text:p>
      <text:p text:style-name="P4"/>
      <text:p text:style-name="P4">(1) When buyer create a cart</text:p>
      <text:p text:style-name="P4">(2) When buyer used a cart then it autometicaly created</text:p>
      <text:p text:style-name="P4"/>
      <text:p text:style-name="P4"/>
      <text:p text:style-name="P4">Url : <text:s/>cart/</text:p>
      <text:p text:style-name="P10"/>
      <text:p text:style-name="P10">**permission**</text:p>
      <text:p text:style-name="P10"/>
      <text:p text:style-name="P10">only user create card.</text:p>
      <text:p text:style-name="P10"/>
      <text:p text:style-name="P10">**<text:span text:style-name="T2">HTTP Resopnse**</text:span></text:p>
      <text:p text:style-name="P10"/>
      <text:p text:style-name="P10"><text:tab/><text:tab/><text:span text:style-name="T15">{</text:span></text:p>
      <text:p text:style-name="P10"><text:tab/><text:tab/><text:tab/>“<text:span text:style-name="T15">id”: 1</text:span></text:p>
      <text:p text:style-name="P27"><text:tab/><text:tab/>}</text:p>
      <text:p text:style-name="P10"/>
      <text:p text:style-name="P28"/>
      <text:p text:style-name="P10"/>
      <text:p text:style-name="P10"/>
      <text:p text:style-name="P10"/>
      <text:p text:style-name="P21">Method : <text:span text:style-name="T3">GET</text:span> – <text:span text:style-name="T3">get all the items in cart</text:span></text:p>
      <text:p text:style-name="P12"/>
      <text:p text:style-name="P5">## Purpose</text:p>
      <text:p text:style-name="P5"/>
      <text:p text:style-name="P5">(1) <text:span text:style-name="T3">Only </text:span>buyer <text:span text:style-name="T3">get cart items</text:span></text:p>
      <text:p text:style-name="P5"/>
      <text:p text:style-name="P5">Url : <text:s/>cart/<text:span text:style-name="T15">&lt;cart_id&gt;/items</text:span></text:p>
      <text:p text:style-name="P12"/>
      <text:p text:style-name="P12">**permission**</text:p>
      <text:p text:style-name="P12"/>
      <text:p text:style-name="P12">only <text:span text:style-name="T3">buyer</text:span> <text:span text:style-name="T3">requested the cart items</text:span>.</text:p>
      <text:p text:style-name="P12"/>
      <text:p text:style-name="P10">**HTTP Response**</text:p>
      <text:p text:style-name="P10"/>
      <text:p text:style-name="P10"><text:tab/><text:span text:style-name="T15">{</text:span></text:p>
      <text:p text:style-name="P10"><text:tab/><text:tab/><text:span text:style-name="T15">i</text:span>tems: <text:s/><text:span text:style-name="T15">[</text:span>{</text:p>
      <text:p text:style-name="P10"><text:tab/><text:tab/><text:tab/><text:tab/>“id” : “1”,</text:p>
      <text:p text:style-name="P10"><text:tab/><text:tab/><text:tab/><text:tab/>“title” : “Nature”,</text:p>
      <text:p text:style-name="P10"><text:tab/><text:tab/><text:tab/><text:tab/>“Description”: “Sun”,</text:p>
      <text:p text:style-name="P10"><text:tab/><text:tab/><text:tab/><text:tab/>“<text:span text:style-name="T15">url”: “asfdlasdf.x.com/asdfasdf”</text:span></text:p>
      <text:p text:style-name="P10"><text:tab/><text:tab/><text:tab/><text:tab/>“Price” : 700</text:p>
      <text:p text:style-name="P10"><text:tab/><text:tab/><text:tab/> <text:s text:c="6"/>}</text:p>
      <text:p text:style-name="P10"/>
      <text:p text:style-name="P10"><text:soft-page-break/><text:tab/><text:tab/><text:tab/> <text:s text:c="7"/>{</text:p>
      <text:p text:style-name="P11"><text:tab/><text:tab/><text:tab/><text:tab/>“item id” : “<text:span text:style-name="T1">2</text:span>”,</text:p>
      <text:p text:style-name="P11"><text:tab/><text:tab/><text:tab/><text:tab/>“title” : “Nature”,</text:p>
      <text:p text:style-name="P11"><text:tab/><text:tab/><text:tab/><text:tab/>“Description”: “Sun”,</text:p>
      <text:p text:style-name="P11"><text:tab/><text:tab/><text:tab/><text:tab/>“Price” : 700</text:p>
      <text:p text:style-name="P10"><text:tab/><text:tab/><text:tab/> <text:s text:c="6"/>}</text:p>
      <text:p text:style-name="P20"><text:tab/><text:tab/><text:tab/><text:span text:style-name="T15">]</text:span></text:p>
      <text:p text:style-name="P20"><text:tab/><text:tab/><text:span text:style-name="T15">}</text:span><text:tab/>.</text:p>
      <text:p text:style-name="P10"><text:tab/><text:tab/><text:tab/><text:tab/>.</text:p>
      <text:p text:style-name="P10"/>
      <text:p text:style-name="P10"/>
      <text:p text:style-name="P21">Method : <text:span text:style-name="T3">POST</text:span> – <text:span text:style-name="T3">add item in cart</text:span></text:p>
      <text:p text:style-name="P12"/>
      <text:p text:style-name="P5">## Purpose</text:p>
      <text:p text:style-name="P5"/>
      <text:p text:style-name="P5">(1) <text:span text:style-name="T3">Only </text:span>buyer <text:span text:style-name="T3">add item in cart</text:span></text:p>
      <text:p text:style-name="P5"/>
      <text:p text:style-name="P5">Url : <text:s/>cart/<text:span text:style-name="T15">&lt;cart_id&gt;/items</text:span></text:p>
      <text:p text:style-name="P12"/>
      <text:p text:style-name="P12">**permission**</text:p>
      <text:p text:style-name="P12"/>
      <text:p text:style-name="P12">only <text:span text:style-name="T3">buyer</text:span> <text:span text:style-name="T3">add item</text:span>.</text:p>
      <text:p text:style-name="P12"/>
      <text:p text:style-name="P12">**<text:span text:style-name="T4">HTTP Request**</text:span></text:p>
      <text:p text:style-name="P12"><text:tab/><text:span text:style-name="T4">{</text:span></text:p>
      <text:p text:style-name="P13"><text:tab/><text:tab/>“<text:span text:style-name="T15">photo_</text:span>id” : <text:span text:style-name="T4">3</text:span></text:p>
      <text:p text:style-name="P12"><text:tab/><text:span text:style-name="T4">}</text:span></text:p>
      <text:p text:style-name="P12"/>
      <text:p text:style-name="P12">**HTTP Response**</text:p>
      <text:p text:style-name="P12"/>
      <text:p text:style-name="P14"><text:tab/><text:tab/>{</text:p>
      <text:p text:style-name="P14"/>
      <text:p text:style-name="P1"><text:s text:c="8"/><text:tab/><text:tab/>"id": "6f6fd439c24d45e1b0c491a6997283f2",</text:p>
      <text:p text:style-name="P1"><text:s text:c="8"/><text:tab/><text:tab/>“<text:span text:style-name="T15">photo_id”: 3</text:span></text:p>
      <text:p text:style-name="P14"><text:s text:c="4"/><text:tab/><text:tab/>}</text:p>
      <text:p text:style-name="P10"><text:s/></text:p>
      <text:p text:style-name="P10"/>
      <text:p text:style-name="P22">Method : <text:span text:style-name="T6">DELETE</text:span> – <text:span text:style-name="T6">delete item in cart</text:span></text:p>
      <text:p text:style-name="P15"/>
      <text:p text:style-name="P6">## Purpose</text:p>
      <text:p text:style-name="P6"/>
      <text:p text:style-name="P6">(1) <text:span text:style-name="T3">Only </text:span>buyer <text:span text:style-name="T6">delete item in cart</text:span></text:p>
      <text:p text:style-name="P6"/>
      <text:p text:style-name="P6">Url : <text:s/>cart/<text:span text:style-name="T15">&lt;cart_id&gt;/items/&lt;item_id&gt;</text:span></text:p>
      <text:p text:style-name="P15"/>
      <text:p text:style-name="P15">**permission**</text:p>
      <text:p text:style-name="P15"/>
      <text:p text:style-name="P15">only <text:span text:style-name="T3">buyer</text:span> <text:span text:style-name="T6">delete item</text:span>.</text:p>
      <text:p text:style-name="P15"/>
      <text:p text:style-name="P15">**<text:span text:style-name="T4">HTTP Request**</text:span></text:p>
      <text:p text:style-name="P15"><text:tab/><text:span text:style-name="T4">{</text:span></text:p>
      <text:p text:style-name="P15"><text:tab/><text:tab/>“<text:span text:style-name="T15">id</text:span>” : “<text:span text:style-name="T4">3</text:span>”</text:p>
      <text:p text:style-name="P15"><text:tab/><text:span text:style-name="T4">}</text:span></text:p>
      <text:p text:style-name="P15"><text:soft-page-break/></text:p>
      <text:p text:style-name="P15">**HTTP Response**</text:p>
      <text:p text:style-name="P15"/>
      <text:p text:style-name="P15"><text:tab/><text:tab/>{</text:p>
      <text:p text:style-name="P15"/>
      <text:p text:style-name="P2"><text:s text:c="8"/><text:tab/><text:tab/>"id": "6f6fd439c24d45e1b0c491a6997283f2",</text:p>
      <text:p text:style-name="P15"><text:s text:c="4"/><text:tab/><text:tab/>}</text:p>
      <text:p text:style-name="P10"/>
      <text:p text:style-name="P10"/>
      <text:p text:style-name="P4"/>
      <text:p text:style-name="P17"><text:span text:style-name="T7">Method : </text:span><text:span text:style-name="T8">GET</text:span><text:span text:style-name="T7">– </text:span><text:span text:style-name="T8">get order from order list</text:span></text:p>
      <text:p text:style-name="P17"><text:span text:style-name="T8"/></text:p>
      <text:p text:style-name="P8">## Purpose</text:p>
      <text:p text:style-name="P8"/>
      <text:p text:style-name="P8">(1) <text:span text:style-name="T10">when whole order list requested</text:span></text:p>
      <text:p text:style-name="P8"/>
      <text:p text:style-name="P8">Url : <text:s/>/<text:span text:style-name="T15">orders</text:span></text:p>
      <text:p text:style-name="P17"/>
      <text:p text:style-name="P17">**permission**</text:p>
      <text:p text:style-name="P17"/>
      <text:p text:style-name="P17"><text:span text:style-name="T11">when buyer requested</text:span>.</text:p>
      <text:p text:style-name="P17"/>
      <text:p text:style-name="P17"/>
      <text:p text:style-name="P17">**HTTP Response**</text:p>
      <text:p text:style-name="P17"/>
      <text:p text:style-name="P18"><text:tab/><text:tab/><text:span text:style-name="T12">OrderItems</text:span>: <text:s/><text:span text:style-name="T12">{</text:span></text:p>
      <text:p text:style-name="P18"/>
      <text:p text:style-name="P18"><text:tab/><text:tab/><text:tab/><text:tab/><text:span text:style-name="T12">id : 1</text:span></text:p>
      <text:p text:style-name="P18"><text:tab/><text:tab/><text:tab/> <text:s text:c="7"/><text:span text:style-name="T12">items:</text:span>{</text:p>
      <text:p text:style-name="P18"><text:tab/><text:tab/><text:tab/><text:tab/>“item id” : “<text:span text:style-name="T1">2</text:span>”,</text:p>
      <text:p text:style-name="P18"><text:tab/><text:tab/><text:tab/><text:tab/>“title” : “Nature”,</text:p>
      <text:p text:style-name="P18"><text:tab/><text:tab/><text:tab/><text:tab/>“Description”: “Sun”,</text:p>
      <text:p text:style-name="P18"><text:tab/><text:tab/><text:tab/><text:tab/>“Price” : 700</text:p>
      <text:p text:style-name="P18"><text:tab/><text:tab/><text:tab/> <text:s text:c="6"/>}</text:p>
      <text:p text:style-name="P18"><text:tab/><text:tab/><text:tab/><text:tab/>.</text:p>
      <text:p text:style-name="P18"><text:tab/><text:tab/><text:tab/><text:tab/>.</text:p>
      <text:p text:style-name="P18"><text:tab/><text:tab/><text:tab/><text:span text:style-name="T12">}</text:span></text:p>
      <text:p text:style-name="P18"/>
      <text:p text:style-name="P19"><text:span text:style-name="T7">Method : </text:span><text:span text:style-name="T8">GET</text:span><text:span text:style-name="T7">– </text:span><text:span text:style-name="T8">get order from order list</text:span></text:p>
      <text:p text:style-name="P19"><text:span text:style-name="T8"/></text:p>
      <text:p text:style-name="P9">## Purpose</text:p>
      <text:p text:style-name="P9"/>
      <text:p text:style-name="P9">(1) <text:span text:style-name="T10">when hole order list requested</text:span></text:p>
      <text:p text:style-name="P9"/>
      <text:p text:style-name="P9">Url : <text:s/><text:span text:style-name="T12">orders/&lt;order_id&gt;</text:span></text:p>
      <text:p text:style-name="P19"/>
      <text:p text:style-name="P19">**permission**</text:p>
      <text:p text:style-name="P19"/>
      <text:p text:style-name="P19"><text:span text:style-name="T11">when buyer requested</text:span>.</text:p>
      <text:p text:style-name="P19"/>
      <text:p text:style-name="P19"/>
      <text:p text:style-name="P19"/>
      <text:p text:style-name="P19"><text:soft-page-break/>**HTTP Response**</text:p>
      <text:p text:style-name="P19"/>
      <text:p text:style-name="P19"><text:tab/><text:tab/><text:span text:style-name="T12">OrderItem</text:span>: <text:s/><text:span text:style-name="T12">{</text:span></text:p>
      <text:p text:style-name="P19"/>
      <text:p text:style-name="P19"><text:tab/><text:tab/><text:tab/><text:tab/><text:span text:style-name="T12">id : 1</text:span></text:p>
      <text:p text:style-name="P19"><text:tab/><text:tab/><text:tab/> <text:s text:c="7"/><text:span text:style-name="T12">items:</text:span>{</text:p>
      <text:p text:style-name="P19"><text:tab/><text:tab/><text:tab/><text:tab/>“item id” : “<text:span text:style-name="T1">2</text:span>”,</text:p>
      <text:p text:style-name="P19"><text:tab/><text:tab/><text:tab/><text:tab/>“title” : “Nature”,</text:p>
      <text:p text:style-name="P19"><text:tab/><text:tab/><text:tab/><text:tab/>“Description”: “Sun”,</text:p>
      <text:p text:style-name="P19"><text:tab/><text:tab/><text:tab/><text:tab/>“Price” : 700</text:p>
      <text:p text:style-name="P19"><text:tab/><text:tab/><text:tab/> <text:s text:c="6"/>}</text:p>
      <text:p text:style-name="P19"><text:tab/><text:tab/><text:tab/><text:tab/></text:p>
      <text:p text:style-name="P19"><text:tab/><text:tab/><text:tab/><text:span text:style-name="T1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37:29.843823762</meta:creation-date>
    <dc:date>2019-02-04T14:12:46.148780672</dc:date>
    <meta:editing-duration>PT1H14M32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4" meta:paragraph-count="102" meta:word-count="276" meta:character-count="1839" meta:non-whitespace-character-count="1390"/>
  </office:meta>
</office:document-meta>
</file>